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style:font-name="Sans-serif" style:text-underline-style="none" fo:font-weight="bold" officeooo:rsid="0c42fea0" officeooo:paragraph-rsid="0c42fea0" style:font-weight-asian="bold" style:font-weight-complex="bold"/>
    </style:style>
    <style:style style:name="P3" style:family="paragraph" style:parent-style-name="Standard">
      <style:text-properties style:font-name="Sans-serif" style:text-underline-style="none" fo:font-weight="bold" officeooo:rsid="0c42fea0" officeooo:paragraph-rsid="0c6065af" style:font-weight-asian="bold" style:font-weight-complex="bold"/>
    </style:style>
    <style:style style:name="P4" style:family="paragraph" style:parent-style-name="Standard">
      <style:text-properties style:font-name="Sans-serif" style:text-underline-style="none" fo:font-weight="bold" officeooo:rsid="0c4467f5" officeooo:paragraph-rsid="0c4467f5" style:font-weight-asian="bold" style:font-weight-complex="bold"/>
    </style:style>
    <style:style style:name="P5" style:family="paragraph" style:parent-style-name="Standard">
      <style:text-properties style:font-name="Sans-serif" style:text-underline-style="none" fo:font-weight="bold" officeooo:rsid="0c4467f5" officeooo:paragraph-rsid="0c547309" style:font-weight-asian="bold" style:font-weight-complex="bold"/>
    </style:style>
    <style:style style:name="P6" style:family="paragraph" style:parent-style-name="Standard">
      <style:text-properties style:font-name="Sans-serif" style:text-underline-style="none" fo:font-weight="bold" officeooo:rsid="0c47465f" officeooo:paragraph-rsid="0c66d6bc" style:font-weight-asian="bold" style:font-weight-complex="bold"/>
    </style:style>
    <style:style style:name="P7" style:family="paragraph" style:parent-style-name="Standard">
      <style:text-properties style:font-name="Sans-serif" style:text-underline-style="none" fo:font-weight="bold" officeooo:rsid="0c526901" officeooo:paragraph-rsid="0c526901" style:font-weight-asian="bold" style:font-weight-complex="bold"/>
    </style:style>
    <style:style style:name="P8" style:family="paragraph" style:parent-style-name="Standard">
      <style:text-properties style:font-name="Sans-serif" style:text-underline-style="none" fo:font-weight="bold" officeooo:rsid="0c593337" officeooo:paragraph-rsid="0c59e5e6" style:font-weight-asian="bold" style:font-weight-complex="bold"/>
    </style:style>
    <style:style style:name="P9" style:family="paragraph" style:parent-style-name="Standard">
      <style:text-properties style:font-name="Sans-serif" style:text-underline-style="none" fo:font-weight="bold" officeooo:rsid="0c5d6bc4" officeooo:paragraph-rsid="0c5d6bc4" style:font-weight-asian="bold" style:font-weight-complex="bold"/>
    </style:style>
    <style:style style:name="P10" style:family="paragraph" style:parent-style-name="Standard">
      <style:text-properties officeooo:paragraph-rsid="0c59e5e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c445c36" style:font-weight-asian="normal" style:font-weight-complex="normal"/>
    </style:style>
    <style:style style:name="T3" style:family="text">
      <style:text-properties fo:font-weight="normal" officeooo:rsid="0c455a1b" style:font-weight-asian="normal" style:font-weight-complex="normal"/>
    </style:style>
    <style:style style:name="T4" style:family="text">
      <style:text-properties fo:font-weight="normal" officeooo:rsid="0c457dd4" style:font-weight-asian="normal" style:font-weight-complex="normal"/>
    </style:style>
    <style:style style:name="T5" style:family="text">
      <style:text-properties fo:font-weight="normal" officeooo:rsid="0c4bc9ad" style:font-weight-asian="normal" style:font-weight-complex="normal"/>
    </style:style>
    <style:style style:name="T6" style:family="text">
      <style:text-properties fo:font-weight="normal" officeooo:rsid="0c4d8865" style:font-weight-asian="normal" style:font-weight-complex="normal"/>
    </style:style>
    <style:style style:name="T7" style:family="text">
      <style:text-properties fo:font-weight="normal" officeooo:rsid="0c4d932a" style:font-weight-asian="normal" style:font-weight-complex="normal"/>
    </style:style>
    <style:style style:name="T8" style:family="text">
      <style:text-properties fo:font-weight="normal" officeooo:rsid="0c5ac5c5" style:font-weight-asian="normal" style:font-weight-complex="normal"/>
    </style:style>
    <style:style style:name="T9" style:family="text">
      <style:text-properties fo:font-weight="normal" officeooo:rsid="0c5b6d60" style:font-weight-asian="normal" style:font-weight-complex="normal"/>
    </style:style>
    <style:style style:name="T10" style:family="text">
      <style:text-properties fo:font-weight="normal" officeooo:rsid="0c5cab35" style:font-weight-asian="normal" style:font-weight-complex="normal"/>
    </style:style>
    <style:style style:name="T11" style:family="text">
      <style:text-properties fo:font-weight="normal" officeooo:rsid="0c5e6827" style:font-weight-asian="normal" style:font-weight-complex="normal"/>
    </style:style>
    <style:style style:name="T12" style:family="text">
      <style:text-properties fo:font-weight="normal" officeooo:rsid="0c60f749" style:font-weight-asian="normal" style:font-weight-complex="normal"/>
    </style:style>
    <style:style style:name="T13" style:family="text">
      <style:text-properties fo:font-weight="normal" officeooo:rsid="0c61a66f" style:font-weight-asian="normal" style:font-weight-complex="normal"/>
    </style:style>
    <style:style style:name="T14" style:family="text">
      <style:text-properties fo:font-weight="normal" officeooo:rsid="0c626170" style:font-weight-asian="normal" style:font-weight-complex="normal"/>
    </style:style>
    <style:style style:name="T15" style:family="text">
      <style:text-properties fo:font-weight="normal" officeooo:rsid="0c6457bc" style:font-weight-asian="normal" style:font-weight-complex="normal"/>
    </style:style>
    <style:style style:name="T16" style:family="text">
      <style:text-properties fo:font-weight="normal" officeooo:rsid="0c6509eb" style:font-weight-asian="normal" style:font-weight-complex="normal"/>
    </style:style>
    <style:style style:name="T17" style:family="text">
      <style:text-properties fo:font-weight="normal" officeooo:rsid="0c69eee3" style:font-weight-asian="normal" style:font-weight-complex="normal"/>
    </style:style>
    <style:style style:name="T18" style:family="text">
      <style:text-properties fo:font-weight="normal" officeooo:rsid="0c6ca6e0" style:font-weight-asian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c4d886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c4e5bb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c4f742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c50935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c6579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c686495" style:font-style-asian="normal" style:font-weight-asian="normal" style:font-style-complex="normal" style:font-weight-complex="normal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9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0" style:family="text">
      <style:text-properties fo:font-size="9pt" fo:font-weight="normal" officeooo:rsid="0c47465f" style:font-size-asian="9pt" style:font-weight-asian="normal" style:font-size-complex="9pt" style:font-weight-complex="normal"/>
    </style:style>
    <style:style style:name="T31" style:family="text">
      <style:text-properties fo:font-size="9pt" fo:font-weight="normal" officeooo:rsid="0c53b4be" style:font-size-asian="9pt" style:font-weight-asian="normal" style:font-size-complex="9pt" style:font-weight-complex="normal"/>
    </style:style>
    <style:style style:name="T32" style:family="text">
      <style:text-properties fo:font-size="9pt" fo:font-weight="normal" officeooo:rsid="0c547309" style:font-size-asian="9pt" style:font-weight-asian="normal" style:font-size-complex="9pt" style:font-weight-complex="normal"/>
    </style:style>
    <style:style style:name="T33" style:family="text">
      <style:text-properties fo:font-size="9pt" fo:font-weight="normal" officeooo:rsid="0c571046" style:font-size-asian="9pt" style:font-weight-asian="normal" style:font-size-complex="9pt" style:font-weight-complex="normal"/>
    </style:style>
    <style:style style:name="T34" style:family="text">
      <style:text-properties fo:font-size="9pt" fo:font-weight="normal" officeooo:rsid="0c5826fd" style:font-size-asian="9pt" style:font-weight-asian="normal" style:font-size-complex="9pt" style:font-weight-complex="normal"/>
    </style:style>
    <style:style style:name="T35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size="9pt" fo:font-style="normal" fo:font-weight="normal" officeooo:rsid="0c59e5e6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fo:font-size="9pt" fo:font-style="normal" fo:font-weight="normal" officeooo:rsid="0c6e2808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officeooo:rsid="0c4467f5"/>
    </style:style>
    <style:style style:name="T40" style:family="text">
      <style:text-properties officeooo:rsid="0c6e59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is playbook is a bit different. I’m a GM, you’re a GM. It’s </text:span><text:span text:style-name="T8">chill here</text:span><text:span text:style-name="T1">. We </text:span><text:span text:style-name="T3">both </text:span><text:span text:style-name="T1">know your experience of an RPG is not the same as your players—before, during, or after your sessions. </text:span><text:span text:style-name="T4">You’re not bitter, </text:span><text:span text:style-name="T9">cause you love </text:span><text:span text:style-name="T10">it</text:span><text:span text:style-name="T4">, but let’s be real.</text:span></text:p>
      <text:p text:style-name="P2"><text:span text:style-name="T4"/></text:p>
      <text:p text:style-name="P3"><text:span text:style-name="T4">I assume you’re willing to read a bit more than the players. I’m going to give you advice </text:span><text:span text:style-name="T17">like commandments and expect you to ignore me when it’s cooler to do so. </text:span><text:span text:style-name="T4">I expect you know what’s cool—</text:span><text:span text:style-name="T15">at least what you and your players will think is cool.</text:span></text:p>
      <text:p text:style-name="P2"><text:span text:style-name="T4"/></text:p>
      <text:p text:style-name="P9"><text:span text:style-name="T1">This game is intentionally terse and dense, packing a lot into </text:span><text:span text:style-name="T13">a</text:span><text:span text:style-name="T1"> few pages. As a result, I’ve made a lot of compromises in terms of </text:span><text:span text:style-name="T11">omitting </text:span><text:span text:style-name="T14">philosophy</text:span><text:span text:style-name="T12"> and </text:span><text:span text:style-name="T1">background information, or defining common RPG terms, </text:span><text:span text:style-name="T18">slang, and notations</text:span><text:span text:style-name="T1">. </text:span><text:span text:style-name="T16">There’s so much general RPG information available online that’s applicable to every system, I don’t see the need to repeat it.</text:span></text:p>
      <text:p text:style-name="P2"><text:span text:style-name="T2"/></text:p>
      <text:p text:style-name="P6"><text:span text:style-name="T2">I</text:span><text:span text:style-name="T1">f this is your first time </text:span><text:span text:style-name="T7">with</text:span><text:span text:style-name="T5"> a</text:span><text:span text:style-name="T6">n </text:span><text:span text:style-name="T1">RPG </text:span><text:span text:style-name="T6">claiming to be fiction first</text:span><text:span text:style-name="T1">, watch some people on YouTube play </text:span><text:span text:style-name="T19">Blades in the Dark</text:span><text:span text:style-name="T20"> or </text:span><text:span text:style-name="T19">Scum and Villany—</text:span><text:span text:style-name="T20">or maybe </text:span><text:span text:style-name="T21">this game </text:span><text:span text:style-name="T25">some</text:span><text:span text:style-name="T21">day. </text:span><text:span text:style-name="T22">It’s a lot closer to telling a campfire story than it is to tactical </text:span><text:span text:style-name="T23">simulation. </text:span></text:p>
      <text:p text:style-name="P6"><text:span text:style-name="T23"/></text:p>
      <text:p text:style-name="P6"><text:span text:style-name="T23">Don’t get out the minis. </text:span><text:span text:style-name="T26">T</text:span><text:span text:style-name="T24">his game isn’t about minutiae.</text:span></text:p>
      <text:p text:style-name="P2"><text:span text:style-name="T2"/></text:p>
      <text:p text:style-name="P4">The symbols are different here – <text:span text:style-name="T1">In the rest of the playbooks, the symbols </text:span><text:span text:style-name="T36">△, </text:span><text:span text:style-name="T28">○, </text:span><text:span text:style-name="T27">and</text:span><text:span text:style-name="T29"> </text:span><text:span text:style-name="T28">● </text:span><text:span text:style-name="T27">have one meaning. In </text:span><text:span text:style-name="T30">this playbook they have another.</text:span></text:p>
      <text:p text:style-name="P4"><text:span text:style-name="T30"/></text:p>
      <text:p text:style-name="P7"><text:span text:style-name="T31">M</text:span><text:span text:style-name="T27">ake moves with a </text:span><text:span text:style-name="T28">● </text:span><text:span text:style-name="T27">whenever you think it’d be cool, </text:span><text:span text:style-name="T33">or whenever another move suggests it.</text:span></text:p>
      <text:p text:style-name="P7"><text:span text:style-name="T27"/></text:p>
      <text:p text:style-name="P5"><text:span text:style-name="T32">Moves with a </text:span><text:span text:style-name="T28">○ </text:span><text:span text:style-name="T32">are called co-moves. They have the same name as a move in a PC’s playbook. </text:span><text:span text:style-name="T34">When a player makes a move, play the appropriate co-move (if there is one).</text:span></text:p>
      <text:p text:style-name="P5"><text:span text:style-name="T34"/></text:p>
      <text:p text:style-name="P8"><text:span text:style-name="T34">M</text:span><text:span text:style-name="T27">oves with </text:span><text:span text:style-name="T36">△ </text:span><text:span text:style-name="T35">are optional moves. </text:span><text:span text:style-name="T37">You should decide before you start playing a new series whether or not you want to use the move, as these typically have big impacts on the story</text:span><text:span text:style-name="T35">. If you decide you’re going to use one of the optional moves, </text:span><text:span text:style-name="T37">fill the </text:span><text:span text:style-name="T36">△ </text:span><text:span text:style-name="T37">so that you remember your choice </text:span><text:span text:style-name="T38">and stay consistent.</text:span></text:p>
      <text:p text:style-name="P8"><text:span text:style-name="T37"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MT1" style:family="text">
      <style:text-properties officeooo:rsid="0c4467f5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M’s</text:span>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4T17:30:50.992929210</dc:date>
    <meta:editing-duration>P6DT10H32M47S</meta:editing-duration>
    <meta:editing-cycles>2792</meta:editing-cycles>
    <meta:generator>LibreOffice/6.0.7.3$Linux_X86_64 LibreOffice_project/00m0$Build-3</meta:generator>
    <meta:print-date>2021-11-12T06:54:01.935995134</meta:print-date>
    <meta:document-statistic meta:table-count="0" meta:image-count="0" meta:object-count="0" meta:page-count="1" meta:paragraph-count="10" meta:word-count="350" meta:character-count="1866" meta:non-whitespace-character-count="1527"/>
  </office:meta>
</office:document-meta>
</file>